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083f1" officeooo:paragraph-rsid="0020797f"/>
    </style:style>
    <style:style style:name="P2" style:family="paragraph" style:parent-style-name="Standard">
      <style:paragraph-properties fo:line-height="150%" fo:text-align="justify" style:justify-single-word="false"/>
      <style:text-properties officeooo:rsid="000083f1" officeooo:paragraph-rsid="00226ac4"/>
    </style:style>
    <style:style style:name="P3" style:family="paragraph" style:parent-style-name="Standard">
      <style:paragraph-properties fo:line-height="150%" fo:text-align="justify" style:justify-single-word="false"/>
      <style:text-properties officeooo:rsid="000083f1" officeooo:paragraph-rsid="006026df"/>
    </style:style>
    <style:style style:name="P4" style:family="paragraph" style:parent-style-name="Standard">
      <style:paragraph-properties fo:line-height="150%" fo:text-align="justify" style:justify-single-word="false"/>
      <style:text-properties officeooo:paragraph-rsid="00484f1b"/>
    </style:style>
    <style:style style:name="P5" style:family="paragraph" style:parent-style-name="Standard">
      <style:paragraph-properties fo:line-height="150%" fo:text-align="justify" style:justify-single-word="false"/>
      <style:text-properties officeooo:paragraph-rsid="00712c16"/>
    </style:style>
    <style:style style:name="P6" style:family="paragraph" style:parent-style-name="Standard">
      <style:paragraph-properties fo:line-height="150%" fo:text-align="justify" style:justify-single-word="false"/>
      <style:text-properties officeooo:paragraph-rsid="00795690"/>
    </style:style>
    <style:style style:name="P7" style:family="paragraph" style:parent-style-name="Standard">
      <style:paragraph-properties fo:line-height="150%" fo:text-align="justify" style:justify-single-word="false"/>
      <style:text-properties officeooo:paragraph-rsid="00969ec8"/>
    </style:style>
    <style:style style:name="P8" style:family="paragraph" style:parent-style-name="Standard">
      <style:paragraph-properties fo:line-height="150%" fo:text-align="justify" style:justify-single-word="false"/>
      <style:text-properties officeooo:paragraph-rsid="00b13c53"/>
    </style:style>
    <style:style style:name="P9" style:family="paragraph" style:parent-style-name="Standard">
      <style:paragraph-properties fo:line-height="150%" fo:text-align="justify" style:justify-single-word="false"/>
      <style:text-properties officeooo:rsid="007202b8" officeooo:paragraph-rsid="007202b8"/>
    </style:style>
    <style:style style:name="P10" style:family="paragraph" style:parent-style-name="Standard">
      <style:paragraph-properties fo:line-height="150%" fo:text-align="justify" style:justify-single-word="false"/>
      <style:text-properties officeooo:rsid="00aa08a7" officeooo:paragraph-rsid="00aa08a7"/>
    </style:style>
    <style:style style:name="P11" style:family="paragraph" style:parent-style-name="Standard">
      <style:paragraph-properties fo:line-height="150%" fo:text-align="justify" style:justify-single-word="false"/>
      <style:text-properties officeooo:rsid="00ce2584" officeooo:paragraph-rsid="00ce2584"/>
    </style:style>
    <style:style style:name="P12" style:family="paragraph" style:parent-style-name="Standard">
      <style:paragraph-properties fo:line-height="150%" fo:text-align="justify" style:justify-single-word="false"/>
      <style:text-properties officeooo:rsid="008c31f6" officeooo:paragraph-rsid="00969ec8"/>
    </style:style>
    <style:style style:name="P13" style:family="paragraph" style:parent-style-name="Text_20_body">
      <style:paragraph-properties fo:line-height="150%" fo:text-align="justify" style:justify-single-word="false"/>
      <style:text-properties officeooo:rsid="00de384d" officeooo:paragraph-rsid="00e181e7"/>
    </style:style>
    <style:style style:name="P14" style:family="paragraph" style:parent-style-name="Text_20_body">
      <style:paragraph-properties fo:line-height="150%" fo:text-align="justify" style:justify-single-word="false"/>
      <style:text-properties officeooo:rsid="00e181e7" officeooo:paragraph-rsid="00e53336"/>
    </style:style>
    <style:style style:name="P15" style:family="paragraph" style:parent-style-name="Text_20_body">
      <style:paragraph-properties fo:line-height="150%" fo:text-align="justify" style:justify-single-word="false"/>
      <style:text-properties officeooo:rsid="00e5a475" officeooo:paragraph-rsid="00e76832"/>
    </style:style>
    <style:style style:name="P16" style:family="paragraph" style:parent-style-name="Text_20_body">
      <style:paragraph-properties fo:line-height="150%" fo:text-align="justify" style:justify-single-word="false"/>
    </style:style>
    <style:style style:name="P17" style:family="paragraph" style:parent-style-name="Text_20_body">
      <style:paragraph-properties fo:line-height="150%" fo:text-align="justify" style:justify-single-word="false"/>
      <style:text-properties officeooo:paragraph-rsid="00df90a4"/>
    </style:style>
    <style:style style:name="P18" style:family="paragraph" style:parent-style-name="Heading">
      <style:paragraph-properties fo:line-height="150%" fo:text-align="justify" style:justify-single-word="false"/>
      <style:text-properties fo:font-weight="bold" style:font-weight-asian="bold" style:font-weight-complex="bold"/>
    </style:style>
    <style:style style:name="P19" style:family="paragraph" style:parent-style-name="Standard" style:list-style-name="L1">
      <style:paragraph-properties fo:line-height="150%" fo:text-align="justify" style:justify-single-word="false"/>
      <style:text-properties officeooo:rsid="00aa08a7" officeooo:paragraph-rsid="00aa08a7"/>
    </style:style>
    <style:style style:name="P20" style:family="paragraph" style:parent-style-name="Standard" style:list-style-name="L2">
      <style:paragraph-properties fo:line-height="150%" fo:text-align="justify" style:justify-single-word="false"/>
      <style:text-properties officeooo:rsid="00ce2584" officeooo:paragraph-rsid="00ce2584"/>
    </style:style>
    <style:style style:name="P21" style:family="paragraph" style:parent-style-name="Text_20_body" style:list-style-name="L3">
      <style:paragraph-properties fo:line-height="150%" fo:text-align="justify" style:justify-single-word="false"/>
      <style:text-properties officeooo:paragraph-rsid="00e181e7"/>
    </style:style>
    <style:style style:name="P22" style:family="paragraph" style:parent-style-name="Text_20_body" style:list-style-name="L3">
      <style:paragraph-properties fo:line-height="150%" fo:text-align="justify" style:justify-single-word="false"/>
      <style:text-properties officeooo:rsid="00e181e7" officeooo:paragraph-rsid="00e53336"/>
    </style:style>
    <style:style style:name="P23" style:family="paragraph" style:parent-style-name="Text_20_body" style:list-style-name="L3">
      <style:paragraph-properties fo:line-height="150%" fo:text-align="justify" style:justify-single-word="false"/>
      <style:text-properties officeooo:rsid="00e5a475" officeooo:paragraph-rsid="00e76832"/>
    </style:style>
    <style:style style:name="P24" style:family="paragraph" style:parent-style-name="Heading_20_2">
      <style:paragraph-properties fo:line-height="150%" fo:text-align="justify" style:justify-single-word="false"/>
    </style:style>
    <style:style style:name="P25" style:family="paragraph" style:parent-style-name="Heading_20_3">
      <style:paragraph-properties fo:line-height="150%"/>
    </style:style>
    <style:style style:name="P26" style:family="paragraph" style:parent-style-name="Heading_20_3">
      <style:paragraph-properties fo:line-height="150%" fo:text-align="justify" style:justify-single-word="false"/>
    </style:style>
    <style:style style:name="T1" style:family="text">
      <style:text-properties officeooo:rsid="004fdd76"/>
    </style:style>
    <style:style style:name="T2" style:family="text">
      <style:text-properties officeooo:rsid="00544725"/>
    </style:style>
    <style:style style:name="T3" style:family="text">
      <style:text-properties officeooo:rsid="005644ea"/>
    </style:style>
    <style:style style:name="T4" style:family="text">
      <style:text-properties officeooo:rsid="005742ae"/>
    </style:style>
    <style:style style:name="T5" style:family="text">
      <style:text-properties officeooo:rsid="005eda09"/>
    </style:style>
    <style:style style:name="T6" style:family="text">
      <style:text-properties officeooo:rsid="0061ccf6"/>
    </style:style>
    <style:style style:name="T7" style:family="text">
      <style:text-properties officeooo:rsid="0064ffed"/>
    </style:style>
    <style:style style:name="T8" style:family="text">
      <style:text-properties officeooo:rsid="00671b05"/>
    </style:style>
    <style:style style:name="T9" style:family="text">
      <style:text-properties officeooo:rsid="008a6a91"/>
    </style:style>
    <style:style style:name="T10" style:family="text">
      <style:text-properties officeooo:rsid="008c31f6"/>
    </style:style>
    <style:style style:name="T11" style:family="text">
      <style:text-properties fo:font-style="italic" style:font-style-asian="italic" style:font-style-complex="italic"/>
    </style:style>
    <style:style style:name="T12" style:family="text">
      <style:text-properties fo:font-style="italic" officeooo:rsid="008c31f6" style:font-style-asian="italic" style:font-style-complex="italic"/>
    </style:style>
    <style:style style:name="T13" style:family="text">
      <style:text-properties fo:font-style="italic" officeooo:rsid="00e181e7" style:font-style-asian="italic" style:font-style-complex="italic"/>
    </style:style>
    <style:style style:name="T14" style:family="text">
      <style:text-properties fo:font-style="italic" officeooo:rsid="00e839d7" style:font-style-asian="italic" style:font-style-complex="italic"/>
    </style:style>
    <style:style style:name="T15" style:family="text">
      <style:text-properties officeooo:rsid="00a0d69c"/>
    </style:style>
    <style:style style:name="T16" style:family="text">
      <style:text-properties officeooo:rsid="00aa08a7"/>
    </style:style>
    <style:style style:name="T17" style:family="text">
      <style:text-properties officeooo:rsid="00ac285c"/>
    </style:style>
    <style:style style:name="T18" style:family="text">
      <style:text-properties officeooo:rsid="00ce2584"/>
    </style:style>
    <style:style style:name="T19" style:family="text">
      <style:text-properties officeooo:rsid="00d1f7b6"/>
    </style:style>
    <style:style style:name="T20" style:family="text">
      <style:text-properties officeooo:rsid="00de384d"/>
    </style:style>
    <style:style style:name="T21" style:family="text">
      <style:text-properties officeooo:rsid="00e181e7"/>
    </style:style>
    <style:style style:name="T22" style:family="text">
      <style:text-properties officeooo:rsid="00e5cce7"/>
    </style:style>
    <style:style style:name="T23" style:family="text">
      <style:text-properties officeooo:rsid="00e839d7"/>
    </style:style>
    <style:style style:name="T24" style:family="text">
      <style:text-properties officeooo:rsid="00ee37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Cartão Provisório </text:h>
      <text:h text:style-name="Heading_20_3" text:outline-level="3">Visão</text:h>
      <text:p text:style-name="P1"><text:tab/>Como a utilização do cartão físico é indispensável para realização das transações eletrônicas via terminais de captura no sistema de Gestão de Frota Sysdata, faculta-se aos clientes, donos das frotas, o direto de solicitar junto à administradora um lote de cartões provisórios, que deverão ser utilizados somente como contingência a impossibilidade do uso d<text:span text:style-name="T3">os</text:span> <text:span text:style-name="T2">plásticos padrão </text:span>vinculados aos portadores <text:span text:style-name="T4">(veículos, equipamentos ou funcionários) </text:span>pertencentes <text:span text:style-name="T1">às empresas cliente</text:span>.</text:p>
      <text:p text:style-name="P2"><text:tab/></text:p>
      <text:p text:style-name="P3"><text:tab/>Por serem de caráter contingencial, os cartões provisórios possuem uma tipificação que os diferem dos cartões padrão. Estes últimos são criados vinculados a portadores específicos, <text:s/><text:span text:style-name="T5">inclusive o nome do portador aparece impresso no plástico,</text:span> e não podem ser desvinculados dos mesmos. <text:span text:style-name="T6">De</text:span> outro lado, os cartões provisórios são criados sem vínculo primordial a nenhum portador específico, podendo ser vinculados/desvinculados a diversos portadores no passar do tempo, entretanto nunca <text:span text:style-name="T7">um </text:span>determinado cartão provisório pode estar vinculado a mais de um portador ao mesmo tempo. </text:p>
      <text:p text:style-name="P6"/>
      <text:p text:style-name="P6"><text:tab/><text:span text:style-name="T8">Um cartão provisório será habilitado para uso somente quando este for vinculado por tempo determinado, pela própria administradora, ao um portador específico, sendo que este não pode ter nenhum cartão padrão ativo em utilização ou mesmo outro cartão provisório já vinculado. Mais especificamente esta habilitação será viabilizada, se e somente se, o cartão original (padrão) estiver marcado como cancelado, e assim, uma nova via de cartão estiver em processo de produção/entrega. Desta forma, enquanto a 2ª via do cartão padrão não seja entregue ao portador e, por conseguinte, seja desbloqueada para uso ou enquanto não transcorra o tempo estipulado pela administradora para uso, o cartão provisório pode ser utilizado normalmente somente por este portador como meio de pagamento. O primeiro evento que ocorrer, seja o desbloqueio da 2ª via ou seja o tempo estipulado para uso ter atingido seu limite, causará automaticamente o bloqueio de uso do cartão provisório / desvínculo do portador em questão. </text:span></text:p>
      <text:p text:style-name="P6"><text:tab/></text:p>
      <text:p text:style-name="P4"><text:tab/><text:span text:style-name="T9">A administradora ainda pode realizar o desvínculo do cartão provisório de forma arbitrária sem que seja pelos eventos expostos anteriormente. <text:s/></text:span><text:tab/><text:tab/></text:p>
      <text:p text:style-name="P4"/>
      <text:p text:style-name="P4"/>
      <text:p text:style-name="P18"><text:soft-page-break/>Solicitação de Novos Cartões Provisórios</text:p>
      <text:p text:style-name="P7"><text:tab/><text:span text:style-name="T10">A solicitação de novos cartões provisórios será realizada em uma interface própria no sistema de Gestão de Frota, onde a administradora informará a quantidade desejada de cartões para </text:span><text:span text:style-name="T12">embossing</text:span><text:span text:style-name="T10"> (impressão) pela gráfica. </text:span></text:p>
      <text:p text:style-name="P12"><text:tab/>Os cartões provisórios, diferentemente dos cartões padrão, não terão impressos nos seus plásticos a identificação dos portadores, mas apenas uma descrição que indica que os mesmos são provisórios. </text:p>
      <text:p text:style-name="P5"/>
      <text:p text:style-name="P18">Vínculo/Ativação de Cartões Provisórios a Portadores</text:p>
      <text:p text:style-name="P8"><text:tab/><text:span text:style-name="T15">A vinculação de cartões provisórios ocorrerá na interface do portador do cartão. Se o portador for do tipo Veículo na interface de Veículos, se portador do tipo Funcionário na interface de Funcionários e se Equipamento na interface de Equipamentos. Nesta interface, o usuário da Administradora (somente este perfil terá permissão de acesso) informará o cartão provisório e os dias corridos, contados a partir da vinculação, de liberação para uso do mesmo. </text:span></text:p>
      <text:p text:style-name="P5"/>
      <text:p text:style-name="P5"><text:tab/><text:span text:style-name="T16">As restrições para que esta operação seja realizada de forma satisfatória são as seguintes:</text:span></text:p>
      <text:list xml:id="list2442284702" text:style-name="L1">
        <text:list-item>
          <text:list>
            <text:list-item>
              <text:list>
                <text:list-item>
                  <text:p text:style-name="P19">Cartão provisório informado precisa estar desvinculado;</text:p>
                </text:list-item>
                <text:list-item>
                  <text:p text:style-name="P19">Portador não pode ter nenhum cartão padrão ativo ou mesmo cartão provisório já vinculado;</text:p>
                </text:list-item>
              </text:list>
            </text:list-item>
          </text:list>
        </text:list-item>
      </text:list>
      <text:p text:style-name="P10"/>
      <text:p text:style-name="P10"><text:tab/><text:span text:style-name="T17">No ato do vínculo, o cartão provisório é automaticamente ativado para uso do portador. Todas as transações a partir de então terão em seus históricos a indicação deste novo cartão. </text:span></text:p>
      <text:p text:style-name="P10"/>
      <text:p text:style-name="P18">Desvínculo/Bloqueio de Cartões Provisórios</text:p>
      <text:p text:style-name="P9"><text:tab/><text:span text:style-name="T18">O desvínculo dos cartões provisórios podem ocorrer nas seguintes situações:</text:span></text:p>
      <text:list xml:id="list2636179274" text:style-name="L2">
        <text:list-item>
          <text:list>
            <text:list-item>
              <text:list>
                <text:list-item>
                  <text:p text:style-name="P20">Nova via de cartão padrão foi desbloqueada para uso do portador;</text:p>
                </text:list-item>
                <text:list-item>
                  <text:p text:style-name="P20">Limite de dias para utilização do cartão provisório foi atingido;</text:p>
                </text:list-item>
                <text:list-item>
                  <text:p text:style-name="P20">Usuário da Administradora via interface de portador desvincula o cartão provisório de forma arbitrária;</text:p>
                </text:list-item>
              </text:list>
            </text:list-item>
          </text:list>
        </text:list-item>
      </text:list>
      <text:p text:style-name="P11"><text:tab/><text:span text:style-name="T19">A partir de tal ação todas as transações nas quais o referido cartão for informada serão negadas. </text:span></text:p>
      <text:p text:style-name="P11"><text:tab/></text:p>
      <text:h text:style-name="P24" text:outline-level="2"><text:soft-page-break/><text:span text:style-name="T11">Reset</text:span> de Senha de Cartão</text:h>
      <text:h text:style-name="P26" text:outline-level="3">Solicitação <text:span text:style-name="T24">via Portal</text:span></text:h>
      <text:p text:style-name="P17"><text:tab/><text:span text:style-name="T20">A qualquer momento pode-se solicitar uma nova senha para um determinado cartão. Tal operação estará disponível no próprio portal de Gestão de Frota, onde um usuário de perfil Condutor terá acesso a opção de Reset de Senha, mesmo que o cartão não esteja diretamente vinculado ao mesmo, que é o caso de vinculação de cartão por máquina no cadastro da empresa cliente.</text:span></text:p>
      <text:p text:style-name="P13"><text:tab/>O procedimento de reset ocorre da seguinte forma: </text:p>
      <text:list xml:id="list2273606366" text:style-name="L3">
        <text:list-item>
          <text:p text:style-name="P21"><text:span text:style-name="T21">O usuário Condutor solicita o </text:span><text:span text:style-name="T13">reset</text:span><text:span text:style-name="T21"> da senha no portal indicando o e-mail definido no seu cadastro no ambiente da empresa cliente;</text:span></text:p>
        </text:list-item>
        <text:list-item>
          <text:p text:style-name="P22">O sistema envia uma notificação para o e-mail informado. Neste e-mail vai um link com chave de acesso, que expira em 24h, no qual o condutor precisa acessar. Ao clicar, o usuário será redirecionado a uma página onde estará informada a nova senha do cartão. </text:p>
        </text:list-item>
        <text:list-item>
          <text:p text:style-name="P23">O sistema também notifica o gestor da frota informando a operação de solicitação de reset realizada pelo condutor <text:span text:style-name="T22">com os dados relacionados (data/hora operação, condutor, IP, entre outros).</text:span></text:p>
          <text:p text:style-name="P23"/>
        </text:list-item>
      </text:list>
      <text:h text:style-name="P25" text:outline-level="3">Substituição de Condutor na Máquina</text:h>
      <text:p text:style-name="P15"><text:tab/><text:span text:style-name="T23">Além da própria solicitação realizada diretamente pelo condutor, o </text:span><text:span text:style-name="T14">reset</text:span><text:span text:style-name="T23"> da senha aplica-se também ao caso de substituição de condutor do veículo/equipamento, quando o modelo de vinculação de cartão for por máquina na empresa cliente. Para este caso, uma nova senha do cartão vinculado à máquina é gerada e imediatamente enviada ao e-mail do novo condutor vinculado, que fica de posse dessa senha enquanto a máquina estiver sob sua responsabilidade. <text:s text:c="2"/></text:span></text:p>
      <text:p text:style-name="P14"><text:s/></text:p>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2:32:57.021488771</meta:creation-date>
    <dc:date>2021-02-16T21:53:18.657347956</dc:date>
    <meta:editing-duration>PT4H21M38S</meta:editing-duration>
    <meta:editing-cycles>174</meta:editing-cycles>
    <meta:generator>LibreOffice/6.0.7.3$Linux_X86_64 LibreOffice_project/00m0$Build-3</meta:generator>
    <meta:document-statistic meta:table-count="0" meta:image-count="0" meta:object-count="0" meta:page-count="3" meta:paragraph-count="35" meta:word-count="856" meta:character-count="5609" meta:non-whitespace-character-count="4754"/>
  </office:meta>
</office:document-meta>
</file>